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Heading_20_1">
      <style:text-properties officeooo:rsid="00156a5b" officeooo:paragraph-rsid="00156a5b"/>
    </style:style>
    <style:style style:name="P2" style:family="paragraph" style:parent-style-name="Text_20_body">
      <style:text-properties officeooo:rsid="00156a5b" officeooo:paragraph-rsid="00156a5b"/>
    </style:style>
    <style:style style:name="P3" style:family="paragraph" style:parent-style-name="Title">
      <style:text-properties officeooo:rsid="00156a5b" officeooo:paragraph-rsid="00156a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ardware &amp; Network architecture</text:p>
      <text:h text:style-name="P1" text:outline-level="1">Introduction</text:h>
      <text:p text:style-name="P2">The needs that this project is aiming to satisfy require it to utilize a number of different and heterogeneous hardware platforms, from the microcontrollers that are directly connected to the sensors and the actuators, to the main server which interacts with the end users. The lower level devices are required to be small, cheap, and power-efficient, so that a large-scale implementation of the system would be economically viable. At the same time, these devices should be computationally powerful enough that the encryption of data and its transmission across the network can be done without putting limitations on their other capabilities i.e. data collection and responding to commands.</text:p>
      <text:p text:style-name="P2">The Higher-level devices, performance is a much more immediate requirement, which fortunately can be easily satisfied as there are many options available for anyone who would want to rent a server, or set up his own local server.</text:p>
      <text:p text:style-name="P2">The devices in a SPRN are classified into four categories, each with different requirements, limitations, and tasks in the larger network. These categories are each examined in the following document. Note that a single device in a class might be also used as a lower-class device. In some situations, using a device as two classes might be desirable, as it reduces the number of devices in a network, and consequently the resources used in its implementation.</text:p>
      <text:h text:style-name="P1" text:outline-level="1">1. Class A</text:h>
      <text:p text:style-name="P2">Class A devices are devices that are used as a main server. Such devices require a stable internet connection with enough speed and bandwidth to support the incoming flow of information, and give stable service to end-users. These devices should also have enough computational power to run a web server, a database management system. As such, class A devices are the only devices in this system which cannot be microcontrollers, and should necessarily be conventional computers.</text:p>
      <text:p text:style-name="P2">As each network uses only one class A device, renting a virtual server from a service provider would be the most convenient option. Such servers have plenty of bandwidth, are easily scalable, and are maintained by professionals, resulting in a higher performance and up-time than what can be achieved by local systems.</text:p>
      <text:p text:style-name="P2">However, local computers can also be used as class A devices, as long as they satisfy the requirement for the network. For small-to-medium-scale implementations, a normal PC would have enough computational power to run the required software. As for connectivity, having the PC in the same local WLAN or LAN network as the class B devices would be sufficient for a reliable connection. Alternatively, one could invest in acquiring a fast connection for the main server.</text:p>
      <text:p text:style-name="P2">In small-scale local networks, even SBCs such as Raspberry Pi, Orange Pi, and BeagleBoard can be used to implement a minimalist version of the main server. Since such devices can easily connected to radio transceiver modules via UART, they can be also used as class B devices.</text:p>
      <text:h text:style-name="P1" text:outline-level="1"><text:soft-page-break/>2. Class B</text:h>
      <text:p text:style-name="P2">Class B devices are devices which act as an intermediate between the radio network and the main server. These devices should be able to connect to internet and a radio transceiver. Since the device should establish secure connections, it should also have enough processing power to support both symmetric and asymmetric encryption algorithms. As such, an ESP32-based microcontroller, and its iterations would be the most convenient choice of hardware for such a device.</text:p>
      <text:p text:style-name="P2">ESP32 microcontrollers have built-in WiFi modules, and are specifically designed for IoT applications. Some of the features included in these microcontrollers include hardware acceleration modules for cryptography, and a dual-core processor, with one core dedicated to the WiFi module.</text:p>
      <text:p text:style-name="P2">While the ESP32, and its iterations such as ESP32-S2 and ESP32-S3 seem to be the most price efficient choices for class B devices, an implementation can also use other microcontrollers with enough processing power to satisfy the requirements for such devices. STM32 boards are a popular choice for the implementation of embedded systems. However, most of these boards lack the cryptographic capabilities of ESP32. The STM32WB series is perhaps the most viable alternative to the ESP32, with built-in hardware security, low power usage, and a sufficiently large memory. However, this microcontroller is built with a focus on Bluetooth connections, and therefore using it as a device connected to internet would require an extra module. Furthermore, these chips, while being cheap, are not nearly as popular as ESP32, and are therefore harder to buy, and their software would be much more difficult to develop and maintain.</text:p>
      <text:p text:style-name="P2">An alternative to these boards which was mentioned in the previous section, is to use a SBC such as a Raspberry pi to act as both a class A and class B device.</text:p>
      <text:p text:style-name="P2">A single SPRN network might contain several class B devices, each of which connect directly to the main server via internet. Doing so can provide alternative internet gateways in a -relatively- closely packed radio network, or be used to connect several separate radio networks to a single server.</text:p>
      <text:p text:style-name="P2">It is noteworthy that a class B device can also function as a class C device, should it lose connection to internet. In such a case, the device would find other class B or C devices and use them to send packets to the server. Also, since the devices used in class B are either microcontrollers or SBCs, they can also be connected to sensors and actuators, taking the role of a class C device. </text:p>
      <text:p text:style-name="P2">Taking into consideration the last two points, we conclude that any class B device can also be used as a class C device, when limitations such as cost or power usage do not exist for the devices controlling the sensors and actuators.</text:p>
      <text:h text:style-name="P1" text:outline-level="1">3. Class C</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rham Izadi</meta:initial-creator>
    <meta:creation-date>2023-04-06T20:05:44.352634444</meta:creation-date>
    <dc:date>2023-04-06T23:20:54.675730628</dc:date>
    <dc:creator>Parham Izadi</dc:creator>
    <meta:editing-duration>PT3H15M11S</meta:editing-duration>
    <meta:editing-cycles>1</meta:editing-cycles>
    <meta:generator>LibreOffice/7.5.0.3$Linux_X86_64 LibreOffice_project/50$Build-3</meta:generator>
    <meta:document-statistic meta:table-count="0" meta:image-count="0" meta:object-count="0" meta:page-count="2" meta:paragraph-count="19" meta:word-count="941" meta:character-count="5750" meta:non-whitespace-character-count="4827"/>
  </office:meta>
</office:document-meta>
</file>